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1" svg:font-family="JuniusX:cv13=1" style:font-pitch="variable"/>
    <style:font-face style:name="JuniusX:cv13=2" svg:font-family="JuniusX:cv13=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2" svg:font-family="JuniusX:cv42:2" style:font-pitch="variable"/>
    <style:font-face style:name="JuniusX:cv42:3" svg:font-family="JuniusX:cv42:3"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dlig" svg:font-family="JuniusX:dlig" style:font-pitch="variable"/>
    <style:font-face style:name="JuniusX:hist" svg:font-family="JuniusX:hist" style:font-pitch="variable"/>
    <style:font-face style:name="JuniusX:hlig" svg:font-family="JuniusX:hlig"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s01" svg:font-family="JuniusX:ss0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style:font-name="JuniusX" officeooo:rsid="00069b8a" officeooo:paragraph-rsid="00069b8a"/>
    </style:style>
    <style:style style:name="P3" style:family="paragraph" style:parent-style-name="Standard">
      <style:text-properties style:font-name="JuniusX" officeooo:rsid="000b5cc7" officeooo:paragraph-rsid="000b5cc7"/>
    </style:style>
    <style:style style:name="P4" style:family="paragraph" style:parent-style-name="Standard">
      <style:text-properties style:font-name="JuniusX" officeooo:rsid="000c028c" officeooo:paragraph-rsid="000c028c"/>
    </style:style>
    <style:style style:name="P5" style:family="paragraph" style:parent-style-name="Standard">
      <style:text-properties style:font-name="JuniusX" officeooo:rsid="0016a143" officeooo:paragraph-rsid="0016a143"/>
    </style:style>
    <style:style style:name="P6" style:family="paragraph" style:parent-style-name="Standard">
      <style:text-properties style:font-name="JuniusX" officeooo:rsid="0012aefd" officeooo:paragraph-rsid="0012aefd"/>
    </style:style>
    <style:style style:name="P7" style:family="paragraph" style:parent-style-name="Standard">
      <style:text-properties style:font-name="JuniusX" officeooo:rsid="001abfc7" officeooo:paragraph-rsid="001abfc7"/>
    </style:style>
    <style:style style:name="P8" style:family="paragraph" style:parent-style-name="Standard">
      <style:text-properties style:font-name="JuniusX" officeooo:rsid="001abfc7" officeooo:paragraph-rsid="00550f15"/>
    </style:style>
    <style:style style:name="P9" style:family="paragraph" style:parent-style-name="Standard">
      <style:text-properties style:font-name="JuniusX" officeooo:rsid="000a07c2" officeooo:paragraph-rsid="003b9e9e"/>
    </style:style>
    <style:style style:name="P10" style:family="paragraph" style:parent-style-name="Standard">
      <style:text-properties style:font-name="JuniusX" officeooo:rsid="00360fd2" officeooo:paragraph-rsid="00360fd2"/>
    </style:style>
    <style:style style:name="P11" style:family="paragraph" style:parent-style-name="Standard">
      <style:text-properties style:font-name="JuniusX" fo:font-size="14pt" officeooo:rsid="0037cf74" officeooo:paragraph-rsid="0051e39c"/>
    </style:style>
    <style:style style:name="P12" style:family="paragraph" style:parent-style-name="Standard">
      <style:text-properties style:font-name="JuniusX" fo:font-size="14pt" officeooo:rsid="0058f43f" officeooo:paragraph-rsid="0058f43f"/>
    </style:style>
    <style:style style:name="P13" style:family="paragraph" style:parent-style-name="Standard">
      <style:text-properties officeooo:paragraph-rsid="000d2b7c"/>
    </style:style>
    <style:style style:name="P14" style:family="paragraph" style:parent-style-name="Standard">
      <style:text-properties officeooo:rsid="000ebddd" officeooo:paragraph-rsid="000ebddd"/>
    </style:style>
    <style:style style:name="P15" style:family="paragraph" style:parent-style-name="Standard">
      <style:text-properties officeooo:rsid="000f34a1" officeooo:paragraph-rsid="000f34a1"/>
    </style:style>
    <style:style style:name="P16" style:family="paragraph" style:parent-style-name="Standard">
      <style:text-properties officeooo:rsid="00101d9d" officeooo:paragraph-rsid="00101d9d"/>
    </style:style>
    <style:style style:name="P17" style:family="paragraph" style:parent-style-name="Standard">
      <style:text-properties officeooo:rsid="0010ee1e" officeooo:paragraph-rsid="0010ee1e"/>
    </style:style>
    <style:style style:name="P18" style:family="paragraph" style:parent-style-name="Standard">
      <style:text-properties officeooo:paragraph-rsid="0010ee1e"/>
    </style:style>
    <style:style style:name="P19" style:family="paragraph" style:parent-style-name="Standard">
      <style:text-properties officeooo:rsid="0012aefd" officeooo:paragraph-rsid="0012aefd"/>
    </style:style>
    <style:style style:name="P20" style:family="paragraph" style:parent-style-name="Standard">
      <style:text-properties officeooo:rsid="001521aa" officeooo:paragraph-rsid="001521aa"/>
    </style:style>
    <style:style style:name="P21" style:family="paragraph" style:parent-style-name="Standard">
      <style:text-properties officeooo:rsid="001d3c37" officeooo:paragraph-rsid="001d3c37"/>
    </style:style>
    <style:style style:name="P22" style:family="paragraph" style:parent-style-name="Standard">
      <style:text-properties officeooo:paragraph-rsid="001f7b7d"/>
    </style:style>
    <style:style style:name="P23" style:family="paragraph" style:parent-style-name="Standard">
      <style:text-properties officeooo:rsid="0022fd71" officeooo:paragraph-rsid="0022fd71"/>
    </style:style>
    <style:style style:name="P24" style:family="paragraph" style:parent-style-name="Standard">
      <style:text-properties officeooo:paragraph-rsid="0022fd71"/>
    </style:style>
    <style:style style:name="P25" style:family="paragraph" style:parent-style-name="Standard">
      <style:text-properties officeooo:rsid="00235256" officeooo:paragraph-rsid="00235256"/>
    </style:style>
    <style:style style:name="P26" style:family="paragraph" style:parent-style-name="Standard">
      <style:text-properties officeooo:rsid="0023cc65" officeooo:paragraph-rsid="0023cc65"/>
    </style:style>
    <style:style style:name="P27" style:family="paragraph" style:parent-style-name="Standard">
      <style:text-properties officeooo:rsid="00240db3" officeooo:paragraph-rsid="00240db3"/>
    </style:style>
    <style:style style:name="P28" style:family="paragraph" style:parent-style-name="Standard">
      <style:text-properties officeooo:rsid="002497c6" officeooo:paragraph-rsid="002497c6"/>
    </style:style>
    <style:style style:name="P29" style:family="paragraph" style:parent-style-name="Standard">
      <style:text-properties officeooo:rsid="0025cf0d" officeooo:paragraph-rsid="0025cf0d"/>
    </style:style>
    <style:style style:name="P30" style:family="paragraph" style:parent-style-name="Standard">
      <style:text-properties officeooo:paragraph-rsid="0025cf0d"/>
    </style:style>
    <style:style style:name="P31" style:family="paragraph" style:parent-style-name="Standard">
      <style:text-properties officeooo:rsid="0026f3b3" officeooo:paragraph-rsid="0026f3b3"/>
    </style:style>
    <style:style style:name="P32" style:family="paragraph" style:parent-style-name="Standard">
      <style:text-properties officeooo:rsid="0029fb72" officeooo:paragraph-rsid="0029fb72"/>
    </style:style>
    <style:style style:name="P33" style:family="paragraph" style:parent-style-name="Standard">
      <style:text-properties officeooo:rsid="002ba271" officeooo:paragraph-rsid="002ba271"/>
    </style:style>
    <style:style style:name="P34" style:family="paragraph" style:parent-style-name="Standard">
      <style:text-properties officeooo:rsid="002d5612" officeooo:paragraph-rsid="002d5612"/>
    </style:style>
    <style:style style:name="P35" style:family="paragraph" style:parent-style-name="Standard">
      <style:text-properties officeooo:rsid="002de908" officeooo:paragraph-rsid="002de908"/>
    </style:style>
    <style:style style:name="P36" style:family="paragraph" style:parent-style-name="Standard">
      <style:text-properties officeooo:rsid="003018e3" officeooo:paragraph-rsid="003018e3"/>
    </style:style>
    <style:style style:name="P37" style:family="paragraph" style:parent-style-name="Standard">
      <style:text-properties officeooo:rsid="00316ff8" officeooo:paragraph-rsid="00316ff8"/>
    </style:style>
    <style:style style:name="P38" style:family="paragraph" style:parent-style-name="Standard">
      <style:text-properties officeooo:rsid="0032725c" officeooo:paragraph-rsid="0032725c"/>
    </style:style>
    <style:style style:name="P39" style:family="paragraph" style:parent-style-name="Standard">
      <style:text-properties officeooo:rsid="00342c7a" officeooo:paragraph-rsid="00342c7a"/>
    </style:style>
    <style:style style:name="P40" style:family="paragraph" style:parent-style-name="Standard">
      <style:text-properties officeooo:rsid="00360fd2" officeooo:paragraph-rsid="00360fd2"/>
    </style:style>
    <style:style style:name="P41" style:family="paragraph" style:parent-style-name="Standard">
      <style:text-properties officeooo:paragraph-rsid="00360fd2"/>
    </style:style>
    <style:style style:name="P42" style:family="paragraph" style:parent-style-name="Standard">
      <style:text-properties officeooo:paragraph-rsid="001c72fa"/>
    </style:style>
    <style:style style:name="P43" style:family="paragraph" style:parent-style-name="Standard">
      <style:text-properties officeooo:paragraph-rsid="00069b8a"/>
    </style:style>
    <style:style style:name="P44" style:family="paragraph" style:parent-style-name="Standard">
      <style:text-properties officeooo:rsid="004c8ed2" officeooo:paragraph-rsid="004c8ed2"/>
    </style:style>
    <style:style style:name="P45" style:family="paragraph" style:parent-style-name="Standard">
      <style:text-properties officeooo:rsid="00296ad3" officeooo:paragraph-rsid="00296ad3"/>
    </style:style>
    <style:style style:name="P46" style:family="paragraph" style:parent-style-name="Standard">
      <style:text-properties officeooo:rsid="00299cd9" officeooo:paragraph-rsid="00299cd9"/>
    </style:style>
    <style:style style:name="P47" style:family="paragraph" style:parent-style-name="Standard">
      <style:text-properties officeooo:rsid="002d2f2c" officeooo:paragraph-rsid="002d2f2c"/>
    </style:style>
    <style:style style:name="P48" style:family="paragraph" style:parent-style-name="Standard">
      <style:text-properties officeooo:paragraph-rsid="005959af"/>
    </style:style>
    <style:style style:name="P49" style:family="paragraph" style:parent-style-name="Standard">
      <style:paragraph-properties fo:margin-left="0.4925in" fo:margin-right="0in" fo:text-indent="0in" style:auto-text-indent="false"/>
      <style:text-properties officeooo:rsid="00069b8a" officeooo:paragraph-rsid="00069b8a"/>
    </style:style>
    <style:style style:name="P50"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51" style:family="paragraph" style:parent-style-name="Heading_20_2">
      <style:text-properties officeooo:paragraph-rsid="004c8ed2"/>
    </style:style>
    <style:style style:name="P52" style:family="paragraph" style:parent-style-name="Heading_20_2">
      <style:text-properties officeooo:paragraph-rsid="0058f43f"/>
    </style:style>
    <style:style style:name="T1" style:family="text">
      <style:text-properties style:font-name="JuniusX:nalt=1"/>
    </style:style>
    <style:style style:name="T2" style:family="text">
      <style:text-properties style:font-name="JuniusX:nalt=2"/>
    </style:style>
    <style:style style:name="T3" style:family="text">
      <style:text-properties style:font-name="JuniusX:nalt=3"/>
    </style:style>
    <style:style style:name="T4" style:family="text">
      <style:text-properties style:font-name="JuniusX:nalt=4"/>
    </style:style>
    <style:style style:name="T5" style:family="text">
      <style:text-properties style:font-name="JuniusX:nalt=5"/>
    </style:style>
    <style:style style:name="T6" style:family="text">
      <style:text-properties style:font-name="JuniusX:onum&amp;tnum"/>
    </style:style>
    <style:style style:name="T7" style:family="text">
      <style:text-properties style:font-name="JuniusX:onum&amp;tnum" officeooo:rsid="003fa184"/>
    </style:style>
    <style:style style:name="T8" style:family="text">
      <style:text-properties style:font-name="JuniusX:onum"/>
    </style:style>
    <style:style style:name="T9" style:family="text">
      <style:text-properties style:font-name="JuniusX:onum" officeooo:rsid="003fa184"/>
    </style:style>
    <style:style style:name="T10" style:family="text">
      <style:text-properties style:font-name="JuniusX:onum&amp;pnum"/>
    </style:style>
    <style:style style:name="T11" style:family="text">
      <style:text-properties style:font-name="JuniusX:onum&amp;pnum" officeooo:rsid="003fa184"/>
    </style:style>
    <style:style style:name="T12" style:family="text">
      <style:text-properties style:font-name="JuniusX:onum&amp;pnum" officeooo:rsid="00069b8a"/>
    </style:style>
    <style:style style:name="T13" style:family="text">
      <style:text-properties style:font-name="JuniusX:pnum"/>
    </style:style>
    <style:style style:name="T14" style:family="text">
      <style:text-properties style:font-name="JuniusX:pnum" officeooo:rsid="00069b8a"/>
    </style:style>
    <style:style style:name="T15" style:family="text">
      <style:text-properties style:font-name="JuniusX:pnum" officeooo:rsid="003fa184"/>
    </style:style>
    <style:style style:name="T16" style:family="text">
      <style:text-properties officeooo:rsid="000a07c2"/>
    </style:style>
    <style:style style:name="T17" style:family="text">
      <style:text-properties style:font-name="JuniusX:c2sc" officeooo:rsid="000a07c2"/>
    </style:style>
    <style:style style:name="T18" style:family="text">
      <style:text-properties style:font-name="JuniusX:smcp" officeooo:rsid="000a07c2"/>
    </style:style>
    <style:style style:name="T19" style:family="text">
      <style:text-properties style:font-name="JuniusX"/>
    </style:style>
    <style:style style:name="T20" style:family="text">
      <style:text-properties style:font-name="JuniusX" officeooo:rsid="000a07c2"/>
    </style:style>
    <style:style style:name="T21" style:family="text">
      <style:text-properties style:font-name="JuniusX" officeooo:rsid="000d2b7c"/>
    </style:style>
    <style:style style:name="T22" style:family="text">
      <style:text-properties style:font-name="JuniusX" officeooo:rsid="0010ee1e"/>
    </style:style>
    <style:style style:name="T23" style:family="text">
      <style:text-properties style:font-name="JuniusX" officeooo:rsid="001957de"/>
    </style:style>
    <style:style style:name="T24" style:family="text">
      <style:text-properties style:font-name="JuniusX" officeooo:rsid="00360fd2"/>
    </style:style>
    <style:style style:name="T25" style:family="text">
      <style:text-properties style:font-name="JuniusX" officeooo:rsid="00484885"/>
    </style:style>
    <style:style style:name="T26" style:family="text">
      <style:text-properties style:font-name="JuniusX" officeooo:rsid="004c8ed2"/>
    </style:style>
    <style:style style:name="T27" style:family="text">
      <style:text-properties style:font-name="JuniusX" fo:font-size="14pt" officeooo:rsid="004c8ed2"/>
    </style:style>
    <style:style style:name="T28" style:family="text">
      <style:text-properties style:font-name="JuniusX" fo:font-size="14pt" officeooo:rsid="0051e39c"/>
    </style:style>
    <style:style style:name="T29" style:family="text">
      <style:text-properties style:font-name="JuniusX" fo:font-size="14pt" style:font-size-asian="14pt" style:font-size-complex="14pt"/>
    </style:style>
    <style:style style:name="T30" style:family="text">
      <style:text-properties style:font-name="JuniusX" fo:font-size="14pt" officeooo:rsid="005e3da2"/>
    </style:style>
    <style:style style:name="T31" style:family="text">
      <style:text-properties style:font-name="JuniusX" officeooo:rsid="004eb100"/>
    </style:style>
    <style:style style:name="T32" style:family="text">
      <style:text-properties style:font-name="JuniusX" officeooo:rsid="0051e39c"/>
    </style:style>
    <style:style style:name="T33" style:family="text">
      <style:text-properties style:font-name="JuniusX" officeooo:rsid="005f947d"/>
    </style:style>
    <style:style style:name="T34" style:family="text">
      <style:text-properties style:font-name="JuniusX" officeooo:rsid="002e2638"/>
    </style:style>
    <style:style style:name="T35" style:family="text">
      <style:text-properties style:font-name="JuniusX" officeooo:rsid="005c509d"/>
    </style:style>
    <style:style style:name="T36" style:family="text">
      <style:text-properties style:font-name="JuniusX:pcap" officeooo:rsid="000a07c2"/>
    </style:style>
    <style:style style:name="T37" style:family="text">
      <style:text-properties style:font-name="JuniusX:case" officeooo:rsid="000a07c2"/>
    </style:style>
    <style:style style:name="T38" style:family="text">
      <style:text-properties style:font-name="JuniusX:case" officeooo:rsid="005c509d"/>
    </style:style>
    <style:style style:name="T39" style:family="text">
      <style:text-properties style:font-name="JuniusX:zero"/>
    </style:style>
    <style:style style:name="T40" style:family="text">
      <style:text-properties style:font-name="JuniusX:zero&amp;pnum"/>
    </style:style>
    <style:style style:name="T41" style:family="text">
      <style:text-properties style:font-name="JuniusX:zero&amp;onum"/>
    </style:style>
    <style:style style:name="T42" style:family="text">
      <style:text-properties style:font-name="JuniusX:zero&amp;onum&amp;pnum"/>
    </style:style>
    <style:style style:name="T43" style:family="text">
      <style:text-properties style:font-name="JuniusX:zero&amp;sups"/>
    </style:style>
    <style:style style:name="T44" style:family="text">
      <style:text-properties style:font-name="JuniusX:zero&amp;subs"/>
    </style:style>
    <style:style style:name="T45" style:family="text">
      <style:text-properties style:font-name="JuniusX:zero&amp;onum&amp;pnum&amp;subs"/>
    </style:style>
    <style:style style:name="T46" style:family="text">
      <style:text-properties style:font-name="JuniusX:zero&amp;onum&amp;pnum&amp;sups"/>
    </style:style>
    <style:style style:name="T47" style:family="text">
      <style:text-properties style:font-name="JuniusX:sups"/>
    </style:style>
    <style:style style:name="T48" style:family="text">
      <style:text-properties style:font-name="JuniusX:pnum&amp;onum&amp;sups"/>
    </style:style>
    <style:style style:name="T49" style:family="text">
      <style:text-properties style:font-name="JuniusX:subs"/>
    </style:style>
    <style:style style:name="T50" style:family="text">
      <style:text-properties style:font-name="JuniusX:pnum&amp;onum&amp;subs"/>
    </style:style>
    <style:style style:name="T51" style:family="text">
      <style:text-properties style:font-name="JuniusX:ornm=1"/>
    </style:style>
    <style:style style:name="T52" style:family="text">
      <style:text-properties style:font-name="JuniusX:ornm=2"/>
    </style:style>
    <style:style style:name="T53" style:family="text">
      <style:text-properties style:font-name="JuniusX:ornm=3"/>
    </style:style>
    <style:style style:name="T54" style:family="text">
      <style:text-properties style:font-name="JuniusX:ornm=4"/>
    </style:style>
    <style:style style:name="T55" style:family="text">
      <style:text-properties style:font-name="JuniusX:ornm"/>
    </style:style>
    <style:style style:name="T56" style:family="text">
      <style:text-properties style:font-name="JuniusX:ss01" officeooo:rsid="000d2b7c"/>
    </style:style>
    <style:style style:name="T57" style:family="text">
      <style:text-properties style:font-name="JuniusX:ss02"/>
    </style:style>
    <style:style style:name="T58" style:family="text">
      <style:text-properties style:font-name="JuniusX:hist"/>
    </style:style>
    <style:style style:name="T59" style:family="text">
      <style:text-properties style:font-name="JuniusX:ss03"/>
    </style:style>
    <style:style style:name="T60" style:family="text">
      <style:text-properties style:font-name="JuniusX:ss04"/>
    </style:style>
    <style:style style:name="T61" style:family="text">
      <style:text-properties style:font-name="JuniusX:ss05"/>
    </style:style>
    <style:style style:name="T62" style:family="text">
      <style:text-properties style:font-name="JuniusX:ss06"/>
    </style:style>
    <style:style style:name="T63" style:family="text">
      <style:text-properties style:font-name="JuniusX:ss07"/>
    </style:style>
    <style:style style:name="T64" style:family="text">
      <style:text-properties style:font-name="JuniusX:ss08"/>
    </style:style>
    <style:style style:name="T65" style:family="text">
      <style:text-properties style:font-name="JuniusX:ss11"/>
    </style:style>
    <style:style style:name="T66" style:family="text">
      <style:text-properties style:font-name="JuniusX:ss12"/>
    </style:style>
    <style:style style:name="T67" style:family="text">
      <style:text-properties style:font-name="JuniusX:ss12" officeooo:rsid="0010ee1e"/>
    </style:style>
    <style:style style:name="T68" style:family="text">
      <style:text-properties style:font-name="JuniusX:ss13"/>
    </style:style>
    <style:style style:name="T69" style:family="text">
      <style:text-properties style:font-name="JuniusX:ss14"/>
    </style:style>
    <style:style style:name="T70" style:family="text">
      <style:text-properties style:font-name="JuniusX:ss14" officeooo:rsid="0010ee1e"/>
    </style:style>
    <style:style style:name="T71" style:family="text">
      <style:text-properties style:font-name="JuniusX:ss14&amp;ss15"/>
    </style:style>
    <style:style style:name="T72" style:family="text">
      <style:text-properties style:font-name="JuniusX:ss16"/>
    </style:style>
    <style:style style:name="T73" style:family="text">
      <style:text-properties style:font-name="JuniusX:ss19"/>
    </style:style>
    <style:style style:name="T74" style:family="text">
      <style:text-properties style:font-name="JuniusX:cv01=4"/>
    </style:style>
    <style:style style:name="T75" style:family="text">
      <style:text-properties style:font-name="JuniusX:cv01=5"/>
    </style:style>
    <style:style style:name="T76" style:family="text">
      <style:text-properties style:font-name="JuniusX:cv01=3"/>
    </style:style>
    <style:style style:name="T77" style:family="text">
      <style:text-properties style:font-name="JuniusX:cv01=2"/>
    </style:style>
    <style:style style:name="T78" style:family="text">
      <style:text-properties style:font-name="JuniusX:cv01=1"/>
    </style:style>
    <style:style style:name="T79" style:family="text">
      <style:text-properties style:font-name="JuniusX:cv02=1"/>
    </style:style>
    <style:style style:name="T80" style:family="text">
      <style:text-properties style:font-name="JuniusX:cv02=2"/>
    </style:style>
    <style:style style:name="T81" style:family="text">
      <style:text-properties style:font-name="JuniusX:cv02=3"/>
    </style:style>
    <style:style style:name="T82" style:family="text">
      <style:text-properties style:font-name="JuniusX:cv02=1&amp;smcp"/>
    </style:style>
    <style:style style:name="T83" style:family="text">
      <style:text-properties style:font-name="JuniusX:cv04=1"/>
    </style:style>
    <style:style style:name="T84" style:family="text">
      <style:text-properties style:font-name="JuniusX:cv05=2"/>
    </style:style>
    <style:style style:name="T85" style:family="text">
      <style:text-properties style:font-name="JuniusX:cv05=1"/>
    </style:style>
    <style:style style:name="T86" style:family="text">
      <style:text-properties style:font-name="JuniusX:cv07=1"/>
    </style:style>
    <style:style style:name="T87" style:family="text">
      <style:text-properties style:font-name="JuniusX:cv07=2"/>
    </style:style>
    <style:style style:name="T88" style:family="text">
      <style:text-properties style:font-name="JuniusX:cv07=3"/>
    </style:style>
    <style:style style:name="T89" style:family="text">
      <style:text-properties style:font-name="JuniusX:cv08=1"/>
    </style:style>
    <style:style style:name="T90" style:family="text">
      <style:text-properties style:font-name="JuniusX:cv08=2"/>
    </style:style>
    <style:style style:name="T91" style:family="text">
      <style:text-properties officeooo:rsid="001c72fa"/>
    </style:style>
    <style:style style:name="T92" style:family="text">
      <style:text-properties style:font-name="JuniusX:cv09=1" officeooo:rsid="001c72fa"/>
    </style:style>
    <style:style style:name="T93" style:family="text">
      <style:text-properties style:font-name="JuniusX:cv09=5" officeooo:rsid="001c72fa"/>
    </style:style>
    <style:style style:name="T94" style:family="text">
      <style:text-properties style:font-name="JuniusX:cv09=4" officeooo:rsid="001c72fa"/>
    </style:style>
    <style:style style:name="T95" style:family="text">
      <style:text-properties style:font-name="JuniusX:cv09=3" officeooo:rsid="001c72fa"/>
    </style:style>
    <style:style style:name="T96" style:family="text">
      <style:text-properties style:font-name="JuniusX:cv09=2" officeooo:rsid="001c72fa"/>
    </style:style>
    <style:style style:name="T97" style:family="text">
      <style:text-properties style:font-name="JuniusX:cv10=1"/>
    </style:style>
    <style:style style:name="T98" style:family="text">
      <style:text-properties style:font-name="JuniusX:cv10=1&amp;smcp"/>
    </style:style>
    <style:style style:name="T99" style:family="text">
      <style:text-properties officeooo:rsid="001ebf2c"/>
    </style:style>
    <style:style style:name="T100" style:family="text">
      <style:text-properties style:font-name="JuniusX:cv10=5" officeooo:rsid="001ebf2c"/>
    </style:style>
    <style:style style:name="T101" style:family="text">
      <style:text-properties style:font-name="JuniusX:cv10=4" officeooo:rsid="001ebf2c"/>
    </style:style>
    <style:style style:name="T102" style:family="text">
      <style:text-properties style:font-name="JuniusX:cv10=3" officeooo:rsid="001ebf2c"/>
    </style:style>
    <style:style style:name="T103" style:family="text">
      <style:text-properties style:font-name="JuniusX:cv10=2" officeooo:rsid="001ebf2c"/>
    </style:style>
    <style:style style:name="T104" style:family="text">
      <style:text-properties style:font-name="JuniusX:cv11=1"/>
    </style:style>
    <style:style style:name="T105" style:family="text">
      <style:text-properties style:font-name="JuniusX:cv11=1&amp;ss07"/>
    </style:style>
    <style:style style:name="T106" style:family="text">
      <style:text-properties style:font-name="JuniusX:cv11=1&amp;ss07&amp;smcp"/>
    </style:style>
    <style:style style:name="T107" style:family="text">
      <style:text-properties style:font-name="JuniusX:cv11=1&amp;smcp"/>
    </style:style>
    <style:style style:name="T108" style:family="text">
      <style:text-properties officeooo:rsid="0022fd71"/>
    </style:style>
    <style:style style:name="T109" style:family="text">
      <style:text-properties style:font-name="JuniusX:cv12"/>
    </style:style>
    <style:style style:name="T110" style:family="text">
      <style:text-properties style:font-name="JuniusX:cv13=2"/>
    </style:style>
    <style:style style:name="T111" style:family="text">
      <style:text-properties style:font-name="JuniusX:cv13=1"/>
    </style:style>
    <style:style style:name="T112" style:family="text">
      <style:text-properties style:font-name="JuniusX:cv15=3" officeooo:rsid="0022fd71"/>
    </style:style>
    <style:style style:name="T113" style:family="text">
      <style:text-properties style:font-name="JuniusX:cv15=2" fo:font-size="14pt" officeooo:rsid="0022fd71"/>
    </style:style>
    <style:style style:name="T114" style:family="text">
      <style:text-properties style:font-name="JuniusX:cv15=1" officeooo:rsid="0022fd71"/>
    </style:style>
    <style:style style:name="T115" style:family="text">
      <style:text-properties style:font-name="JuniusX:cv16=1"/>
    </style:style>
    <style:style style:name="T116" style:family="text">
      <style:text-properties style:font-name="JuniusX:cv17"/>
    </style:style>
    <style:style style:name="T117" style:family="text">
      <style:text-properties style:font-name="JuniusX:cv18=3"/>
    </style:style>
    <style:style style:name="T118" style:family="text">
      <style:text-properties style:font-name="JuniusX:cv18=2"/>
    </style:style>
    <style:style style:name="T119" style:family="text">
      <style:text-properties style:font-name="JuniusX:cv18=1"/>
    </style:style>
    <style:style style:name="T120" style:family="text">
      <style:text-properties style:font-name="JuniusX:cv18=1&amp;smcp"/>
    </style:style>
    <style:style style:name="T121" style:family="text">
      <style:text-properties style:font-name="JuniusX:cv18=2&amp;smcp"/>
    </style:style>
    <style:style style:name="T122" style:family="text">
      <style:text-properties style:font-name="JuniusX:cv19=2"/>
    </style:style>
    <style:style style:name="T123" style:family="text">
      <style:text-properties style:font-name="JuniusX:cv19=2&amp;smcp"/>
    </style:style>
    <style:style style:name="T124" style:family="text">
      <style:text-properties style:font-name="JuniusX:cv19=1"/>
    </style:style>
    <style:style style:name="T125" style:family="text">
      <style:text-properties style:font-name="JuniusX:cv19=1&amp;smcp"/>
    </style:style>
    <style:style style:name="T126" style:family="text">
      <style:text-properties style:font-name="JuniusX:cv21=4"/>
    </style:style>
    <style:style style:name="T127" style:family="text">
      <style:text-properties style:font-name="JuniusX:cv21=3"/>
    </style:style>
    <style:style style:name="T128" style:family="text">
      <style:text-properties style:font-name="JuniusX:cv21=2"/>
    </style:style>
    <style:style style:name="T129" style:family="text">
      <style:text-properties style:font-name="JuniusX:cv21=1"/>
    </style:style>
    <style:style style:name="T130" style:family="text">
      <style:text-properties style:font-name="JuniusX:cv22"/>
    </style:style>
    <style:style style:name="T131" style:family="text">
      <style:text-properties officeooo:rsid="0025cf0d"/>
    </style:style>
    <style:style style:name="T132" style:family="text">
      <style:text-properties style:font-name="JuniusX:cv23" fo:font-size="14pt" officeooo:rsid="0025cf0d"/>
    </style:style>
    <style:style style:name="T133" style:family="text">
      <style:text-properties style:font-name="JuniusX:cv24=2"/>
    </style:style>
    <style:style style:name="T134" style:family="text">
      <style:text-properties style:font-name="JuniusX:cv24=1"/>
    </style:style>
    <style:style style:name="T135" style:family="text">
      <style:text-properties style:font-name="JuniusX:cv24=1&amp;smcp"/>
    </style:style>
    <style:style style:name="T136" style:family="text">
      <style:text-properties style:font-name="JuniusX:cv24=2&amp;smcp"/>
    </style:style>
    <style:style style:name="T137" style:family="text">
      <style:text-properties style:font-name="JuniusX:cv25=3"/>
    </style:style>
    <style:style style:name="T138" style:family="text">
      <style:text-properties style:font-name="JuniusX:cv25=2"/>
    </style:style>
    <style:style style:name="T139" style:family="text">
      <style:text-properties style:font-name="JuniusX:cv25=4"/>
    </style:style>
    <style:style style:name="T140" style:family="text">
      <style:text-properties style:font-name="JuniusX:cv25=1"/>
    </style:style>
    <style:style style:name="T141" style:family="text">
      <style:text-properties style:font-name="JuniusX:cv25=1&amp;smcp"/>
    </style:style>
    <style:style style:name="T142" style:family="text">
      <style:text-properties style:font-name="JuniusX:cv26"/>
    </style:style>
    <style:style style:name="T143" style:family="text">
      <style:text-properties style:font-name="JuniusX:cv26&amp;smcp"/>
    </style:style>
    <style:style style:name="T144" style:family="text">
      <style:text-properties officeooo:rsid="00299cd9"/>
    </style:style>
    <style:style style:name="T145" style:family="text">
      <style:text-properties style:font-name="JuniusX:cv28=2"/>
    </style:style>
    <style:style style:name="T146" style:family="text">
      <style:text-properties style:font-name="JuniusX:cv28=1"/>
    </style:style>
    <style:style style:name="T147" style:family="text">
      <style:text-properties style:font-name="JuniusX3" fo:font-size="14pt" officeooo:rsid="003fa184"/>
    </style:style>
    <style:style style:name="T148" style:family="text">
      <style:text-properties style:font-name="JuniusX:cv28=1&amp;smcp"/>
    </style:style>
    <style:style style:name="T149" style:family="text">
      <style:text-properties style:font-name="JuniusX:cv30=2"/>
    </style:style>
    <style:style style:name="T150" style:family="text">
      <style:text-properties style:font-name="JuniusX:cv30=1"/>
    </style:style>
    <style:style style:name="T151" style:family="text">
      <style:text-properties style:font-name="JuniusX:cv31=2"/>
    </style:style>
    <style:style style:name="T152" style:family="text">
      <style:text-properties style:font-name="JuniusX:cv31=1"/>
    </style:style>
    <style:style style:name="T153" style:family="text">
      <style:text-properties style:font-name="JuniusX:cv32"/>
    </style:style>
    <style:style style:name="T154" style:family="text">
      <style:text-properties style:font-name="JuniusX:cv40=2"/>
    </style:style>
    <style:style style:name="T155" style:family="text">
      <style:text-properties style:font-name="JuniusX:cv40"/>
    </style:style>
    <style:style style:name="T156" style:family="text">
      <style:text-properties style:font-name="JuniusX:cv41"/>
    </style:style>
    <style:style style:name="T157" style:family="text">
      <style:text-properties officeooo:rsid="002e2638"/>
    </style:style>
    <style:style style:name="T158" style:family="text">
      <style:text-properties style:font-name="JuniusX:cv42=2" officeooo:rsid="005959af"/>
    </style:style>
    <style:style style:name="T159" style:family="text">
      <style:text-properties style:font-name="JuniusX:cv42=2" officeooo:rsid="002e2638"/>
    </style:style>
    <style:style style:name="T160" style:family="text">
      <style:text-properties style:font-name="JuniusX:cv42=2" fo:font-size="14pt" officeooo:rsid="005a0cff"/>
    </style:style>
    <style:style style:name="T161" style:family="text">
      <style:text-properties style:font-name="JuniusX:cv42=2" officeooo:rsid="005c509d"/>
    </style:style>
    <style:style style:name="T162" style:family="text">
      <style:text-properties style:font-name="JuniusX:cv42=2" officeooo:rsid="005e3da2"/>
    </style:style>
    <style:style style:name="T163" style:family="text">
      <style:text-properties style:font-name="JuniusX:cv42=1" officeooo:rsid="002e2638"/>
    </style:style>
    <style:style style:name="T164" style:family="text">
      <style:text-properties style:font-name="JuniusX:cv42=1" officeooo:rsid="005f947d"/>
    </style:style>
    <style:style style:name="T165" style:family="text">
      <style:text-properties style:font-name="JuniusX:cv43"/>
    </style:style>
    <style:style style:name="T166" style:family="text">
      <style:text-properties style:font-name="JuniusX:cv44"/>
    </style:style>
    <style:style style:name="T167" style:family="text">
      <style:text-properties style:font-name="JuniusX:cv45"/>
    </style:style>
    <style:style style:name="T168" style:family="text">
      <style:text-properties style:font-name="JuniusX:cv46"/>
    </style:style>
    <style:style style:name="T169" style:family="text">
      <style:text-properties style:font-name="JuniusX:cv50"/>
    </style:style>
    <style:style style:name="T170" style:family="text">
      <style:text-properties style:font-name="JuniusX:cv51"/>
    </style:style>
    <style:style style:name="T171" style:family="text">
      <style:text-properties style:font-name="JuniusX:ss12&amp;rtlm"/>
    </style:style>
    <style:style style:name="T172" style:family="text">
      <style:text-properties style:font-name="JuniusX:hlig" officeooo:rsid="00360fd2"/>
    </style:style>
    <style:style style:name="T173" style:family="text">
      <style:text-properties style:font-name="JuniusX:dlig" officeooo:rsid="00360fd2"/>
    </style:style>
    <style:style style:name="T174" style:family="text">
      <style:text-properties style:font-name="JuniusX:dlig" fo:font-size="14pt" officeooo:rsid="00360fd2"/>
    </style:style>
    <style:style style:name="T175" style:family="text">
      <style:text-properties officeooo:rsid="0039ba9f"/>
    </style:style>
    <style:style style:name="T176" style:family="text">
      <style:text-properties officeooo:rsid="003b9e9e"/>
    </style:style>
    <style:style style:name="T177" style:family="text">
      <style:text-properties style:font-name="JuniusX:cv08=2&amp;smcp"/>
    </style:style>
    <style:style style:name="T178" style:family="text">
      <style:text-properties style:font-name="JuniusX:cv09=1&amp;smcp" officeooo:rsid="003b9e9e"/>
    </style:style>
    <style:style style:name="T179" style:family="text">
      <style:text-properties style:font-name="JuniusX:cv09=1&amp;ss07" fo:font-size="14pt" officeooo:rsid="003b9e9e"/>
    </style:style>
    <style:style style:name="T180" style:family="text">
      <style:text-properties style:font-name="Junicode" fo:font-style="italic" style:font-style-asian="italic" style:font-style-complex="italic"/>
    </style:style>
    <style:style style:name="T181" style:family="text">
      <style:text-properties officeooo:rsid="003fa184"/>
    </style:style>
    <style:style style:name="T182" style:family="text">
      <style:text-properties officeooo:rsid="00069b8a"/>
    </style:style>
    <style:style style:name="T183" style:family="text">
      <style:text-properties officeooo:rsid="004702d5"/>
    </style:style>
    <style:style style:name="T184" style:family="text">
      <style:text-properties officeooo:rsid="000d2b7c"/>
    </style:style>
    <style:style style:name="T185" style:family="text">
      <style:text-properties officeooo:rsid="00484885"/>
    </style:style>
    <style:style style:name="T186" style:family="text">
      <style:text-properties style:font-name="JuniusX:cv05=1&amp;smcp" officeooo:rsid="004b6c76"/>
    </style:style>
    <style:style style:name="T187" style:family="text">
      <style:text-properties officeooo:rsid="004c8ed2"/>
    </style:style>
    <style:style style:name="T188" style:family="text">
      <style:text-properties fo:font-weight="normal" style:font-weight-asian="normal" style:font-weight-complex="normal"/>
    </style:style>
    <style:style style:name="T189" style:family="text">
      <style:text-properties officeooo:rsid="0051e39c"/>
    </style:style>
    <style:style style:name="T190"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91"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92" style:family="text">
      <style:text-properties fo:color="#8d281e" loext:opacity="100%" style:font-name="JuniusX2" fo:font-size="16pt" fo:font-weight="600" officeooo:rsid="0051e39c" style:font-name-asian="PingFang SC" style:font-size-asian="18.2000007629395pt" style:font-weight-asian="bold" style:font-name-complex="Arial Unicode MS" style:font-size-complex="18.2000007629395pt" style:font-weight-complex="bold"/>
    </style:style>
    <style:style style:name="T193" style:family="text">
      <style:text-properties officeooo:rsid="0053057c"/>
    </style:style>
    <style:style style:name="T194" style:family="text">
      <style:text-properties style:font-name="JuniusX:cv08=1&amp;smcp"/>
    </style:style>
    <style:style style:name="T195" style:family="text">
      <style:text-properties style:font-name="JuniusX:cv06"/>
    </style:style>
    <style:style style:name="T196" style:family="text">
      <style:text-properties style:font-name="JuniusX:cv42=3" officeooo:rsid="002e2638"/>
    </style:style>
    <style:style style:name="T197" style:family="text">
      <style:text-properties style:font-name="JuniusX:cv42=3" officeooo:rsid="005c509d"/>
    </style:style>
    <style:style style:name="T198" style:family="text">
      <style:text-properties style:font-name="JuniusX:cv42=3" officeooo:rsid="005f947d"/>
    </style:style>
    <style:style style:name="T199" style:family="text">
      <style:text-properties style:font-name="JuniusX:case&amp;cv42" officeooo:rsid="005c509d"/>
    </style:style>
    <style:style style:name="T200" style:family="text">
      <style:text-properties style:font-name="JuniusX:case&amp;cv42=2" officeooo:rsid="005c509d"/>
    </style:style>
    <style:style style:name="T201" style:family="text">
      <style:text-properties style:font-name="JuniusX:case&amp;cv42=3" officeooo:rsid="005c509d"/>
    </style:style>
    <style:style style:name="T202" style:family="text">
      <style:text-properties officeooo:rsid="005c50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er-<text:span text:style-name="T192">S</text:span>electable OpenType <text:span text:style-name="T192">F</text:span>eatures in JuniusX/<text:span text:style-name="T193">JuniusVF</text:span></text:h>
      <text:p text:style-name="Standard"/>
      <text:p text:style-name="Standard"><text:span text:style-name="T180">Features are applied in the following order</text:span>:</text:p>
      <text:h text:style-name="Heading_20_2" text:outline-level="2"><text:span text:style-name="Source_20_Text">c2sc</text:span> – Small Capitals from Capitals</text:h>
      <text:p text:style-name="P1">All lower- and uppercase pairs have a small capital equivalent. <text:span text:style-name="T16">ABCDE → </text:span><text:span text:style-name="T17">ABCDE</text:span></text:p>
      <text:h text:style-name="Heading_20_2" text:outline-level="2"><text:span text:style-name="Source_20_Text">smcp</text:span> – Small Capitals</text:h>
      <text:p text:style-name="P1">Converts lowercase letters to small caps (when available); also several symbols and combining marks. <text:span text:style-name="T16">fghij → </text:span><text:span text:style-name="T18">fghij.</text:span></text:p>
      <text:h text:style-name="Heading_20_2" text:outline-level="2"><text:span text:style-name="Source_20_Text">pcap</text:span> – Petite Capitals</text:h>
      <text:p text:style-name="P1">Produces small caps in a size that harmonizes with lowercase letters. <text:span text:style-name="T183">The whole of the basic Latin alphabet is covered, plus several other letters.</text:span> <text:span text:style-name="T16">klmno → </text:span><text:span text:style-name="T36">klmno</text:span><text:span text:style-name="T16">.</text:span></text:p>
      <text:h text:style-name="Heading_20_2" text:outline-level="2"><text:span text:style-name="Source_20_Text">case</text:span> – Case-Sensitive <text:span text:style-name="T190">F</text:span>orms</text:h>
      <text:p text:style-name="P1">Produces combining marks (and later, perhaps, other glyphs) that harmonize with capital letters. <text:span text:style-name="T37">Ř X̉</text:span><text:span text:style-name="T16">.</text:span></text:p>
      <text:h text:style-name="Heading_20_2" text:outline-level="2"><text:span text:style-name="Source_20_Text">nalt</text:span> – Alternate Annotation Forms</text:h>
      <text:p text:style-name="P1">Produces letters and numbers circled, in parenthesis, or followed by periods, as follows:</text:p>
      <text:p text:style-name="P49">With index 1, circled letters or numbers: <text:span text:style-name="T1">a 1</text:span></text:p>
      <text:p text:style-name="P49">With index 2, letter or numbers in parentheses: <text:span text:style-name="T2">b 2</text:span></text:p>
      <text:p text:style-name="P49">With index 3, double-circled numbers: <text:span text:style-name="T3">3 4 10</text:span></text:p>
      <text:p text:style-name="P49">With index 4, white numbers in black circles: <text:span text:style-name="T4">5 6 10 20</text:span></text:p>
      <text:p text:style-name="P49">With index 5, numbers followed by period: <text:span text:style-name="T5">6 7 20</text:span></text:p>
      <text:h text:style-name="Heading_20_2" text:outline-level="2"><text:span text:style-name="Source_20_Text">tnum</text:span> – Tabular Figures</text:h>
      <text:p text:style-name="P1">F<text:span text:style-name="T181">ixed-width f</text:span>igures: 0123456789 <text:span text:style-name="T181">(default </text:span><text:span text:style-name="T183">or with </text:span><text:span text:style-name="Source_20_Text"><text:span text:style-name="T183">lnum</text:span></text:span><text:span text:style-name="T181">),</text:span> <text:span text:style-name="T6">0123456789 </text:span><text:span text:style-name="T7">(with </text:span><text:span text:style-name="Source_20_Text"><text:span text:style-name="T181">onum</text:span></text:span><text:span text:style-name="T7">).</text:span></text:p>
      <text:h text:style-name="Heading_20_2" text:outline-level="2"><text:span text:style-name="Source_20_Text">onum</text:span> – Oldstyle Figures</text:h>
      <text:p text:style-name="P1">Figures that harmonize with lowercase characters: <text:span text:style-name="T8">0123456789 </text:span><text:span text:style-name="T9">(default or with </text:span><text:span text:style-name="Source_20_Text"><text:span text:style-name="T181">tnum</text:span></text:span><text:span text:style-name="T9">),</text:span> <text:span text:style-name="T10">0123456789 </text:span><text:span text:style-name="T11">(with </text:span><text:span text:style-name="Source_20_Text"><text:span text:style-name="T181">pnum</text:span></text:span><text:span text:style-name="T11">).</text:span></text:p>
      <text:h text:style-name="Heading_20_2" text:outline-level="2"><text:soft-page-break/><text:span text:style-name="Source_20_Text">pnum</text:span> – Proportional Figures</text:h>
      <text:p text:style-name="P43"><text:span text:style-name="T181">Proportionally spaced </text:span><text:span text:style-name="T147">fi</text:span><text:span text:style-name="T182">gures: </text:span><text:span text:style-name="T14">0123456789 </text:span><text:span text:style-name="T15">(default or with </text:span><text:span text:style-name="Source_20_Text"><text:span text:style-name="T181">lnum</text:span></text:span><text:span text:style-name="T15">),</text:span><text:span text:style-name="T182"> </text:span><text:span text:style-name="T12">0123456789 </text:span><text:span text:style-name="T11">(with </text:span><text:span text:style-name="Source_20_Text"><text:span text:style-name="T181">onum</text:span></text:span><text:span text:style-name="T11">).</text:span></text:p>
      <text:h text:style-name="Heading_20_2" text:outline-level="2"><text:span text:style-name="Source_20_Text">lnum</text:span> – Lining Figures</text:h>
      <text:p text:style-name="P2">Figures in a uniform height, harmonizing with uppercase letters: 0123456789 <text:span text:style-name="T181">(default </text:span><text:span text:style-name="T183">or with </text:span><text:span text:style-name="Source_20_Text"><text:span text:style-name="T183">tnum</text:span></text:span><text:span text:style-name="T181">),</text:span> <text:span text:style-name="T13">0123456789 </text:span><text:span text:style-name="T15">(with </text:span><text:span text:style-name="Source_20_Text"><text:span text:style-name="T181">pnum</text:span></text:span><text:span text:style-name="T15">).</text:span></text:p>
      <text:h text:style-name="Heading_20_2" text:outline-level="2"><text:span text:style-name="Source_20_Text">zero</text:span> – Slashed <text:span text:style-name="T190">Z</text:span>ero</text:h>
      <text:p text:style-name="P9">Produces slashed zero in all number styles: <text:span text:style-name="T39">0 </text:span><text:span text:style-name="T40">0</text:span><text:span text:style-name="T39"> </text:span><text:span text:style-name="T41">0 </text:span><text:span text:style-name="T42">0</text:span>. Including superscripts and subscripts: <text:s/><text:span text:style-name="T43">0</text:span><text:span text:style-name="T41"> </text:span><text:span text:style-name="T44">0</text:span><text:span text:style-name="T41"> </text:span><text:span text:style-name="T45">0</text:span><text:span text:style-name="T41"> </text:span><text:span text:style-name="T46">0</text:span>.</text:p>
      <text:h text:style-name="Heading_20_2" text:outline-level="2"><text:span text:style-name="Source_20_Text">sups</text:span> – Superscripts</text:h>
      <text:p text:style-name="P3">Produces superscript numbers and letters. Only affects lining tabular and oldstyle proportional figures. All lowercase letters of the basic Latin alphabet are covered, and most uppercase letters: <text:span text:style-name="T47">0123</text:span> <text:span text:style-name="T48">4567 </text:span><text:span text:style-name="T47">abcde</text:span> <text:span text:style-name="T47">ABDEG</text:span>.</text:p>
      <text:h text:style-name="Heading_20_2" text:outline-level="2"><text:span text:style-name="Source_20_Text">subs</text:span> – Subscripts</text:h>
      <text:p text:style-name="P3">Produces subscript numbers. Only affects lining tabular and oldstyle proportional figures: <text:span text:style-name="T49">8901</text:span> <text:span text:style-name="T50">2345</text:span>.</text:p>
      <text:h text:style-name="Heading_20_2" text:outline-level="2"><text:span text:style-name="Source_20_Text">ornm</text:span> – Ornaments</text:h>
      <text:p text:style-name="P4">Produces ornaments (fleurons) in either of two ways: as an indexed variant of the bullet character (U+2022) or as a variant of a-z, A-C (all fleurons are available by either method):</text:p>
      <text:p text:style-name="P50">As a variant of •: 1=<text:span text:style-name="T51">•</text:span>, 2=<text:span text:style-name="T52">•</text:span>, 3=<text:span text:style-name="T53">•</text:span>, 4=<text:span text:style-name="T54">•</text:span>, etc., up to 29.</text:p>
      <text:p text:style-name="P50">As a variant of a-z, A-C: e=<text:span text:style-name="T55">e</text:span>, f=<text:span text:style-name="T55">f</text:span>, g=<text:span text:style-name="T55">g</text:span>, h=<text:span text:style-name="T55">h</text:span>, etc.</text:p>
      <text:h text:style-name="Heading_20_2" text:outline-level="2"><text:span text:style-name="Source_20_Text">ss01</text:span> – Alternate thorn and eth</text:h>
      <text:p text:style-name="P13"><text:span text:style-name="T21">Produces Nordic thorn and eth (</text:span><text:span text:style-name="T56">þðÞ</text:span><text:span text:style-name="T21">) when the language is English, and English thorn and eth (þðÞ) with any other language. This also affects small caps, crossed thorn (ꝥ</text:span><text:span text:style-name="T56"> ꝥ</text:span><text:span text:style-name="T21">), combining mark eth (U+1DD9, ◌ᷙ </text:span><text:span text:style-name="T56">◌ᷙ</text:span><text:span text:style-name="T21">), and enlarged thorn and eth (see </text:span><text:span text:style-name="Source_20_Text"><text:span text:style-name="T184">ss06</text:span></text:span><text:span text:style-name="T21">).</text:span></text:p>
      <text:h text:style-name="Heading_20_2" text:outline-level="2"><text:span text:style-name="Source_20_Text"><text:span text:style-name="T184">s</text:span></text:span><text:span text:style-name="Source_20_Text">s02</text:span><text:span text:style-name="T19"> – Insular </text:span><text:span text:style-name="T191">L</text:span><text:span text:style-name="T19">etter-</text:span><text:span text:style-name="T191">F</text:span><text:span text:style-name="T19">orms</text:span></text:h>
      <text:p text:style-name="P14"><text:span text:style-name="T19">Produces insular letter-forms, e.g. </text:span><text:span text:style-name="T57">dfgrsw</text:span><text:span text:style-name="T19">. Does not affect capitals (except W), as these are not commonly used in early manuscripts.</text:span></text:p>
      <text:h text:style-name="Heading_20_2" text:outline-level="2"><text:soft-page-break/><text:span text:style-name="Source_20_Text">hist</text:span> – Historical Forms</text:h>
      <text:p text:style-name="P15"><text:span text:style-name="T19">Changes s to </text:span><text:span text:style-name="T58">s</text:span><text:span text:style-name="T19"> (longs).</text:span></text:p>
      <text:h text:style-name="Heading_20_2" text:outline-level="2"><text:span text:style-name="Source_20_Text">ss03</text:span> – Long s</text:h>
      <text:p text:style-name="P15"><text:span text:style-name="T19">Changes s to </text:span><text:span text:style-name="T59">s</text:span><text:span text:style-name="T19"> (duplicating hist). </text:span><text:span text:style-name="T25">see also </text:span><text:span text:style-name="Source_20_Text"><text:span text:style-name="T185">ss08</text:span></text:span><text:span text:style-name="T25">.</text:span></text:p>
      <text:h text:style-name="Heading_20_2" text:outline-level="2"><text:span text:style-name="Source_20_Text">ss04</text:span> – High <text:span text:style-name="T190">O</text:span>verline</text:h>
      <text:p text:style-name="P16"><text:span text:style-name="T19">Produces a high overline over letters used as roman numbers, e.g. </text:span><text:span text:style-name="T60">cdij LMVX</text:span><text:span text:style-name="T19">.</text:span></text:p>
      <text:h text:style-name="Heading_20_2" text:outline-level="2"><text:span text:style-name="Source_20_Text">ss05</text:span> – Medium-High Overline</text:h>
      <text:p text:style-name="P16"><text:span text:style-name="T19">Produces a medium-high overline over (or through the ascenders of) letters used as roman numbers, e.g. <text:s/></text:span><text:span text:style-name="T61">cdij</text:span><text:span text:style-name="T19">.</text:span></text:p>
      <text:h text:style-name="Heading_20_2" text:outline-level="2"><text:span text:style-name="Source_20_Text">ss06</text:span> – Enlarged Minuscules:</text:h>
      <text:p text:style-name="P16"><text:span text:style-name="T19">Lowercase letters that match the height of normal ones, but with a higher x-height, e.g. </text:span><text:span text:style-name="T62">abcdefg</text:span><text:span text:style-name="T19">.</text:span></text:p>
      <text:h text:style-name="Heading_20_2" text:outline-level="2"><text:span text:style-name="Source_20_Text">ss07</text:span> – Underdotted <text:span text:style-name="T190">T</text:span>ext</text:h>
      <text:p text:style-name="P16"><text:span text:style-name="T19">Produces underdotted text for many letters (including the whole of the basic Latin alphabet and a number of other </text:span><text:span text:style-name="T32">letters</text:span><text:span text:style-name="T19">), e.g. </text:span><text:span text:style-name="T63">abcdefg HIJKLM</text:span><text:span text:style-name="T19">.</text:span></text:p>
      <text:h text:style-name="Heading_20_2" text:outline-level="2"><text:span text:style-name="Source_20_Text">ss08</text:span> – Contextual <text:span text:style-name="T190">L</text:span>ong s</text:h>
      <text:p text:style-name="P16"><text:span text:style-name="T19">In English and French text only, varies s and </text:span><text:span text:style-name="T58">s</text:span><text:span text:style-name="T19"> according to rules followed by many early printers: </text:span><text:span text:style-name="T64">sports, essence, stormy, disheveled, transfusions, slyness, cliffside</text:span><text:span text:style-name="T19">.</text:span></text:p>
      <text:h text:style-name="Heading_20_2" text:outline-level="2"><text:span text:style-name="Source_20_Text">ss11</text:span> – r <text:span text:style-name="T190">R</text:span>otunda</text:h>
      <text:p text:style-name="P17"><text:span text:style-name="T19">In lowercase and small caps, substitutes r rotunda (</text:span><text:span text:style-name="T65">r</text:span><text:span text:style-name="T19">) for r. See also </text:span><text:span text:style-name="Source_20_Text">ss16</text:span></text:p>
      <text:h text:style-name="Heading_20_2" text:outline-level="2"><text:span text:style-name="Source_20_Text">ss12</text:span> – Early English Futhorc</text:h>
      <text:p text:style-name="P18"><text:span text:style-name="T22">Changes Latin letters to their equivalents in the early English futhorc. Because of the variability of the runic alphabet, this method of transliteration may not produce the result you want. In that case, it may be necessary to manually edit the result. ABCDEFG </text:span><text:span text:style-name="T20">→ <text:s/></text:span><text:span text:style-name="T67">ABCDEFG</text:span><text:span text:style-name="T22">.</text:span></text:p>
      <text:h text:style-name="Heading_20_2" text:outline-level="2"><text:span text:style-name="Source_20_Text">ss13</text:span> – Elder Futhark</text:h>
      <text:p text:style-name="P17"><text:span text:style-name="T19">Changes Latin letters to their equivalents in the Elder Futhark. Because of the variability of the runic alphabet, this method of transliteration may not produce the </text:span><text:soft-page-break/><text:span text:style-name="T19">result you want. In that case, it may be necessary to manually edit the result. ABCDEFG </text:span><text:span text:style-name="T20">→ <text:s/></text:span><text:span text:style-name="T68">ABCDEFG</text:span><text:span text:style-name="T19">.</text:span></text:p>
      <text:h text:style-name="Heading_20_2" text:outline-level="2"><text:span text:style-name="Source_20_Text">ss14</text:span> – Younger Futhark</text:h>
      <text:p text:style-name="P18"><text:span text:style-name="T22">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20">→ <text:s/></text:span><text:span text:style-name="T70">ABCDEFG</text:span><text:span text:style-name="T22">.</text:span></text:p>
      <text:h text:style-name="Heading_20_2" text:outline-level="2"><text:span text:style-name="Source_20_Text">ss15</text:span> – Long Branch to Short Twig</text:h>
      <text:p text:style-name="P17"><text:span text:style-name="T19">In combination with </text:span><text:span text:style-name="Source_20_Text">ss14</text:span><text:span text:style-name="T19">, converts long branch to short twig runes: <text:s/></text:span><text:span text:style-name="T69">ABCDEFG </text:span><text:span text:style-name="T20">→</text:span><text:span text:style-name="T69"> </text:span><text:span text:style-name="T71">ABCDEFG</text:span><text:span text:style-name="T19">.</text:span></text:p>
      <text:h text:style-name="Heading_20_2" text:outline-level="2"><text:span text:style-name="Source_20_Text">ss16</text:span> – Contextual r <text:span text:style-name="T190">R</text:span>otunda</text:h>
      <text:p text:style-name="P19"><text:span text:style-name="T19">Converts r to </text:span><text:span text:style-name="T65">r</text:span><text:span text:style-name="T19"> following the most common rules of medieval manuscripts: </text:span><text:span text:style-name="T72">priest, firm, ornament</text:span><text:span text:style-name="T19">.</text:span></text:p>
      <text:h text:style-name="Heading_20_2" text:outline-level="2"><text:span text:style-name="Source_20_Text">ss18</text:span> – Old-<text:span text:style-name="T190">S</text:span>tyle <text:span text:style-name="T190">P</text:span>unctuation <text:span text:style-name="T190">S</text:span>pacing</text:h>
      <text:p text:style-name="P6">Colons, semicolons, parentheses, quotation marks and several other glyphs are spaced as in early printed books.</text:p>
      <text:h text:style-name="Heading_20_2" text:outline-level="2"><text:span text:style-name="Source_20_Text">ss19</text:span> – Latin to Gothic <text:span text:style-name="T190">T</text:span>ransliteration</text:h>
      <text:p text:style-name="P19"><text:span text:style-name="T19">Produces Gothic letters from Latin: Warþ þan in dagans jainans </text:span><text:span text:style-name="T20">→</text:span><text:span text:style-name="T19"> </text:span><text:span text:style-name="T73">Warþ þan in dagans jainans</text:span><text:span text:style-name="T19">.</text:span></text:p>
      <text:h text:style-name="Heading_20_2" text:outline-level="2"><text:span text:style-name="Source_20_Text">cv01</text:span> – Variants of aA</text:h>
      <text:p text:style-name="P20"><text:span text:style-name="T19">1=</text:span><text:span text:style-name="T78">aA</text:span><text:span text:style-name="T19">, 2=</text:span><text:span text:style-name="T77">aA</text:span><text:span text:style-name="T19">, 3=</text:span><text:span text:style-name="T76">a</text:span><text:span text:style-name="T19">, 4=</text:span><text:span text:style-name="T74">a</text:span><text:span text:style-name="T19">, 5=</text:span><text:span text:style-name="T75">a</text:span><text:span text:style-name="T19">.</text:span></text:p>
      <text:h text:style-name="Heading_20_2" text:outline-level="2"><text:span text:style-name="Source_20_Text">cv02</text:span> – Variants of ąĄ</text:h>
      <text:p text:style-name="P20"><text:span text:style-name="T19">1=</text:span><text:span text:style-name="T79">ąĄ</text:span><text:span text:style-name="T82">ą</text:span><text:span text:style-name="T19">, 2=</text:span><text:span text:style-name="T80">ąĄ</text:span><text:span text:style-name="T19">, 3=</text:span><text:span text:style-name="T81">Ą</text:span></text:p>
      <text:h text:style-name="P51" text:outline-level="2"><text:span text:style-name="Source_20_Text"><text:span text:style-name="T187">cv05</text:span></text:span></text:h>
      <text:p text:style-name="Standard">There are no variants of bB.</text:p>
      <text:h text:style-name="Heading_20_2" text:outline-level="2"><text:span text:style-name="Source_20_Text">cv04</text:span> – Variant of C</text:h>
      <text:p text:style-name="P5">1=<text:span text:style-name="T83">C</text:span></text:p>
      <text:h text:style-name="Heading_20_2" text:outline-level="2"><text:soft-page-break/><text:span text:style-name="Source_20_Text">cv05</text:span> – Variants of dD</text:h>
      <text:p text:style-name="P5">1=<text:span text:style-name="T85">dD</text:span><text:span text:style-name="T186">d</text:span>, 2=<text:span text:style-name="T84">d</text:span>. Also affects combining d: 1=<text:span text:style-name="T85">◌ͩ</text:span>, 2=<text:span text:style-name="T84">◌ͩ</text:span>.</text:p>
      <text:h text:style-name="P52" text:outline-level="2"><text:span text:style-name="Source_20_Text">cv06</text:span><text:span text:style-name="Source_20_Text"><text:span text:style-name="T29"> – Variant of đ</text:span></text:span></text:h>
      <text:p text:style-name="P12">1=<text:span text:style-name="T195">đ</text:span></text:p>
      <text:h text:style-name="Heading_20_2" text:outline-level="2"><text:span text:style-name="Source_20_Text"><text:span text:style-name="T16">c</text:span></text:span><text:span text:style-name="Source_20_Text">v07</text:span><text:span text:style-name="T19"> – </text:span><text:span text:style-name="T23">Variants of eE</text:span></text:h>
      <text:p text:style-name="P7">1=<text:span text:style-name="T86">eE</text:span>, 2=<text:span text:style-name="T87">eE</text:span>, 3=<text:span text:style-name="T88">e</text:span><text:span text:style-name="T19">.</text:span></text:p>
      <text:h text:style-name="Heading_20_2" text:outline-level="2"><text:span text:style-name="Source_20_Text">cv08</text:span> – Variants of ęĘ</text:h>
      <text:p text:style-name="P8"><text:span text:style-name="T19">1=</text:span><text:span text:style-name="T89">ęĘ</text:span><text:span text:style-name="T194">ę</text:span><text:span text:style-name="T89">◌{^ę}</text:span><text:span text:style-name="T194"></text:span><text:span text:style-name="T89"></text:span><text:span text:style-name="T194"></text:span><text:span text:style-name="T19"> </text:span><text:span text:style-name="T176">(</text:span><text:span text:style-name="T19">etc.</text:span><text:span text:style-name="T176">)</text:span><text:span text:style-name="T19">, 2=</text:span><text:span text:style-name="T90">ęĘ</text:span><text:span text:style-name="T177">ę</text:span><text:span text:style-name="T19">.</text:span></text:p>
      <text:h text:style-name="Heading_20_2" text:outline-level="2"><text:span text:style-name="Source_20_Text">cv09</text:span> – Variants of f <text:span text:style-name="T91">F</text:span></text:h>
      <text:p text:style-name="P42"><text:span text:style-name="T91">1=</text:span><text:span text:style-name="T92">fF</text:span><text:span text:style-name="T178">f</text:span><text:span text:style-name="T179">f</text:span><text:span text:style-name="T91">, 2=</text:span><text:span text:style-name="T96">f</text:span><text:span text:style-name="T91">, 3=</text:span><text:span text:style-name="T95">f</text:span><text:span text:style-name="T91">, 4=</text:span><text:span text:style-name="T94">f</text:span><text:span text:style-name="T91">, 5=</text:span><text:span text:style-name="T93">f</text:span><text:span text:style-name="T91">.</text:span></text:p>
      <text:h text:style-name="Heading_20_2" text:outline-level="2"><text:span text:style-name="Source_20_Text">cv10</text:span> – Variants of Gg</text:h>
      <text:p text:style-name="P21">1=<text:span text:style-name="T97">gG</text:span><text:span text:style-name="T98">g</text:span>, <text:span text:style-name="T99">2=</text:span><text:span text:style-name="T103">gG</text:span><text:span text:style-name="T99">, 3=</text:span><text:span text:style-name="T102">g</text:span><text:span text:style-name="T99">, 4=</text:span><text:span text:style-name="T101">g</text:span><text:span text:style-name="T99">, 5=</text:span><text:span text:style-name="T100">g</text:span><text:span text:style-name="T99">.</text:span></text:p>
      <text:h text:style-name="Heading_20_2" text:outline-level="2"><text:span text:style-name="Source_20_Text">cv11</text:span> – Variants of ȝȜ (Yogh)</text:h>
      <text:p text:style-name="P22">1=<text:span text:style-name="T104">ȝȜ</text:span><text:span text:style-name="T107">ȝ</text:span><text:span text:style-name="T105">ȝȜ</text:span><text:span text:style-name="T106">ȝ</text:span>.</text:p>
      <text:h text:style-name="Heading_20_2" text:outline-level="2"><text:span text:style-name="Source_20_Text">cv12</text:span> – Variants of hH</text:h>
      <text:p text:style-name="P23">1=<text:span text:style-name="T109">hH</text:span>.</text:p>
      <text:h text:style-name="Heading_20_2" text:outline-level="2"><text:span text:style-name="Source_20_Text">cv13</text:span> – Variants of iI</text:h>
      <text:p text:style-name="P23">1=<text:span text:style-name="T111">iI</text:span>, 2=<text:span text:style-name="T110">i</text:span>.</text:p>
      <text:h text:style-name="Heading_20_2" text:outline-level="2"><text:span text:style-name="Source_20_Text">cv14</text:span></text:h>
      <text:p text:style-name="P44">There are no variants of jJ.</text:p>
      <text:h text:style-name="Heading_20_2" text:outline-level="2"><text:span text:style-name="Source_20_Text">cv15</text:span> – Variants of k</text:h>
      <text:p text:style-name="P24"><text:span text:style-name="T108">1=</text:span><text:span text:style-name="T114">k</text:span><text:span text:style-name="T108">, 2=</text:span><text:span text:style-name="T113">k</text:span><text:span text:style-name="T108">, 3=</text:span><text:span text:style-name="T112">k</text:span><text:span text:style-name="T108">.</text:span></text:p>
      <text:h text:style-name="Heading_20_2" text:outline-level="2"><text:span text:style-name="Source_20_Text">cv16</text:span> – Variant of l</text:h>
      <text:p text:style-name="P25">1=<text:span text:style-name="T115">l</text:span>.</text:p>
      <text:h text:style-name="Heading_20_2" text:outline-level="2"><text:span text:style-name="Source_20_Text">cv17</text:span> – Variant of ꝉ (U+A749)</text:h>
      <text:p text:style-name="P25">1=<text:span text:style-name="T116">ꝉ</text:span>.</text:p>
      <text:h text:style-name="Heading_20_2" text:outline-level="2"><text:soft-page-break/><text:span text:style-name="Source_20_Text">cv18</text:span> – Variants of mM</text:h>
      <text:p text:style-name="P26">1=<text:span text:style-name="T119">mM</text:span><text:span text:style-name="T120">m</text:span>, 2=<text:span text:style-name="T118">mM</text:span><text:span text:style-name="T121">m</text:span>, 3=<text:span text:style-name="T117">mM</text:span>.</text:p>
      <text:h text:style-name="Heading_20_2" text:outline-level="2"><text:span text:style-name="Source_20_Text">cv19</text:span> – Variants of nN</text:h>
      <text:p text:style-name="P27">1=<text:span text:style-name="T124">nN</text:span><text:span text:style-name="T125">n</text:span>, 2=<text:span text:style-name="T122">n</text:span><text:span text:style-name="T123">n</text:span>.</text:p>
      <text:h text:style-name="Heading_20_2" text:outline-level="2"><text:span text:style-name="Source_20_Text">cv20</text:span></text:h>
      <text:p text:style-name="P44">There are no variants of oO.</text:p>
      <text:h text:style-name="Heading_20_2" text:outline-level="2"><text:span text:style-name="Source_20_Text">cv21</text:span> – Variants of ø</text:h>
      <text:p text:style-name="P27">1=<text:span text:style-name="T129">ø</text:span>, 2=<text:span text:style-name="T128">ø</text:span>, 3=<text:span text:style-name="T127">ø</text:span>, 4=<text:span text:style-name="T126">ø</text:span>.</text:p>
      <text:h text:style-name="Heading_20_2" text:outline-level="2"><text:span text:style-name="Source_20_Text">cv22</text:span> – Variant of P</text:h>
      <text:p text:style-name="P28">1=<text:span text:style-name="T130">P</text:span>.</text:p>
      <text:h text:style-name="Heading_20_2" text:outline-level="2"><text:span text:style-name="Source_20_Text">cv23</text:span> – Variant of Q</text:h>
      <text:p text:style-name="P30"><text:span text:style-name="T131">1=</text:span><text:span text:style-name="T132">Q</text:span><text:span text:style-name="T131">.</text:span></text:p>
      <text:h text:style-name="Heading_20_2" text:outline-level="2"><text:span text:style-name="Source_20_Text">cv24</text:span> – Variants of rR</text:h>
      <text:p text:style-name="P29">1=<text:span text:style-name="T134">rR</text:span><text:span text:style-name="T135">r</text:span>, 2=<text:span text:style-name="T133">rR</text:span><text:span text:style-name="T136">r</text:span>.</text:p>
      <text:h text:style-name="Heading_20_2" text:outline-level="2"><text:span text:style-name="Source_20_Text">cv25</text:span> – Variants of sS</text:h>
      <text:p text:style-name="P31">1=<text:span text:style-name="T140">sS</text:span><text:span text:style-name="T141">s</text:span>, 2=<text:span text:style-name="T138">sS</text:span>, 3=<text:span text:style-name="T137">s</text:span>, 4=<text:span text:style-name="T139">s</text:span>.</text:p>
      <text:h text:style-name="Heading_20_2" text:outline-level="2"><text:span text:style-name="Source_20_Text">cv26</text:span> – Variants of tT</text:h>
      <text:p text:style-name="P45">1=<text:span text:style-name="T142">tT</text:span><text:span text:style-name="T143">t</text:span>.</text:p>
      <text:h text:style-name="Heading_20_2" text:outline-level="2"><text:span text:style-name="Source_20_Text">cv27</text:span></text:h>
      <text:p text:style-name="P44">There are no variants of uU.</text:p>
      <text:h text:style-name="Heading_20_2" text:outline-level="2"><text:span text:style-name="Source_20_Text"><text:span text:style-name="T144">cv28</text:span></text:span><text:span text:style-name="T144"> – Variants of vV</text:span></text:h>
      <text:p text:style-name="P46">1=<text:span text:style-name="T146">vV</text:span><text:span text:style-name="T148">v</text:span>, 2=<text:span text:style-name="T145">vV</text:span>.</text:p>
      <text:h text:style-name="Heading_20_2" text:outline-level="2"><text:span text:style-name="Source_20_Text">cv29</text:span></text:h>
      <text:p text:style-name="P44">There are no variants of wW.</text:p>
      <text:h text:style-name="Heading_20_2" text:outline-level="2"><text:span text:style-name="Source_20_Text">cv30</text:span> – Variants of x</text:h>
      <text:p text:style-name="P32">1=<text:span text:style-name="T150">x</text:span>, 2=<text:span text:style-name="T149">x</text:span>.</text:p>
      <text:h text:style-name="Heading_20_2" text:outline-level="2"><text:soft-page-break/><text:span text:style-name="Source_20_Text">cv31</text:span> – Variants of y</text:h>
      <text:p text:style-name="P33">1=<text:span text:style-name="T152">y</text:span>, 2=<text:span text:style-name="T151">y</text:span>.</text:p>
      <text:h text:style-name="Heading_20_2" text:outline-level="2"><text:span text:style-name="Source_20_Text">cv32</text:span> – Variant of Z</text:h>
      <text:p text:style-name="P47">1=<text:span text:style-name="T153">Z</text:span>.</text:p>
      <text:h text:style-name="Heading_20_2" text:outline-level="2"><text:span text:style-name="Source_20_Text">cv33</text:span>–<text:span text:style-name="Source_20_Text">cv39</text:span></text:h>
      <text:p text:style-name="P44">Reserved.</text:p>
      <text:h text:style-name="Heading_20_2" text:outline-level="2"><text:span text:style-name="Source_20_Text">cv40</text:span> – Variants of ⁊ (U+204A, Tironian nota)</text:h>
      <text:p text:style-name="P34">1=<text:span text:style-name="T155">⁊</text:span>, 2=<text:span text:style-name="T154">⁊</text:span>.</text:p>
      <text:h text:style-name="Heading_20_2" text:outline-level="2"><text:span text:style-name="Source_20_Text">cv41</text:span> – Variant of {(ru)} <text:span text:style-name="T157">(U+A75D, </text:span><text:span text:style-name="T189">rum abbreviation</text:span><text:span text:style-name="T157">)</text:span></text:h>
      <text:p text:style-name="P35">1=<text:span text:style-name="T156">{(ru)}</text:span>.</text:p>
      <text:h text:style-name="Heading_20_2" text:outline-level="2"><text:span text:style-name="Source_20_Text">cv42</text:span> – Variants of ◌{^zz} (U+035B, <text:span text:style-name="T189">combining zigzag above</text:span>)</text:h>
      <text:p text:style-name="P48"><text:span text:style-name="T157">1=</text:span><text:span text:style-name="T163">◌{^zz}</text:span><text:span text:style-name="T157">, 2=</text:span><text:span text:style-name="T159">◌{^zz}, </text:span><text:span text:style-name="T160">3</text:span><text:span text:style-name="T158">=</text:span><text:span text:style-name="T196">◌{^zz}. </text:span><text:span text:style-name="T33">Positioning of the zigzag can differ from that of other combining marks, e.g. b͛, </text:span><text:span text:style-name="T198">f͛</text:span><text:span text:style-name="T33">, </text:span><text:span text:style-name="T164">d͛</text:span><text:span text:style-name="T33">.</text:span><text:span text:style-name="T34"> </text:span><text:span text:style-name="T35">If </text:span><text:span text:style-name="Source_20_Text"><text:span text:style-name="T202">calt</text:span></text:span><text:span text:style-name="T35"> “Contextual Alternates” is enabled (as it should be </text:span><text:span text:style-name="T30">in apps other than MS Word</text:span><text:span text:style-name="T35">), variant forms of alternate 2 will be used with several letters, e.g.</text:span><text:span text:style-name="T197"> </text:span><text:span text:style-name="T162">d͛,</text:span><text:span text:style-name="T161"> f͛, k͛</text:span><text:span text:style-name="T197">. Enable “case” for capitals: </text:span><text:span text:style-name="T38">A͛ </text:span><text:span text:style-name="T199">B͛</text:span><text:span text:style-name="T38"> </text:span><text:span text:style-name="T200">C͛</text:span><text:span text:style-name="T38"> </text:span><text:span text:style-name="T201">D͛</text:span><text:span text:style-name="T197">.</text:span></text:p>
      <text:h text:style-name="Heading_20_2" text:outline-level="2"><text:span text:style-name="Source_20_Text">cv43</text:span> – Variant of ◌ᷓ (U+1DD3, <text:span text:style-name="T189">combining open a</text:span>)</text:h>
      <text:p text:style-name="P36">1=<text:span text:style-name="T165">◌ᷓ</text:span>.</text:p>
      <text:h text:style-name="Heading_20_2" text:outline-level="2"><text:span text:style-name="Source_20_Text">cv44</text:span> – Variant of ◌ᷣ (U+1DE3, <text:span text:style-name="T189">combining r rotunda</text:span>)</text:h>
      <text:p text:style-name="P37">1=<text:span text:style-name="T166">◌ᷣ</text:span>.</text:p>
      <text:h text:style-name="Heading_20_2" text:outline-level="2"><text:span text:style-name="Source_20_Text">cv45</text:span> – Variant of ◌̅◌ (U+0305, <text:span text:style-name="T189">two-letter overline</text:span>)</text:h>
      <text:p text:style-name="P38">1=<text:span text:style-name="T167">◌̅◌</text:span>.</text:p>
      <text:h text:style-name="Heading_20_2" text:outline-level="2"><text:span text:style-name="Source_20_Text">cv46</text:span> – Variant of ◌̃ (U+0303, <text:span text:style-name="T189">combining tilde</text:span>)</text:h>
      <text:p text:style-name="P39">1=<text:span text:style-name="T168">◌̃</text:span>.</text:p>
      <text:h text:style-name="Heading_20_2" text:outline-level="2"><text:span text:style-name="Source_20_Text">cv47</text:span>–<text:span text:style-name="Source_20_Text">cv49</text:span></text:h>
      <text:p text:style-name="P44">Reserved.</text:p>
      <text:h text:style-name="Heading_20_2" text:outline-level="2"><text:span text:style-name="Source_20_Text">cv50</text:span> – Variant of ʔ (U+0294, <text:span text:style-name="T189">glottal stop</text:span>)</text:h>
      <text:p text:style-name="P39">1=<text:span text:style-name="T169">ʔ</text:span>.</text:p>
      <text:h text:style-name="Heading_20_2" text:outline-level="2"><text:soft-page-break/><text:span text:style-name="Source_20_Text">cv51</text:span> – Variant of ? <text:span text:style-name="T175">(question mark)</text:span></text:h>
      <text:p text:style-name="P40">1=<text:span text:style-name="T170">?</text:span>.</text:p>
      <text:h text:style-name="Heading_20_2" text:outline-level="2"><text:span text:style-name="Source_20_Text">cv52</text:span>–<text:span text:style-name="Source_20_Text">cv99</text:span></text:h>
      <text:p text:style-name="P44">Reserved.</text:p>
      <text:h text:style-name="Heading_20_2" text:outline-level="2"><text:span text:style-name="Source_20_Text">rtlm</text:span> – Right to Left Mirrored Forms</text:h>
      <text:p text:style-name="P40">Produces mirrored runes, e.g. <text:span text:style-name="T66">ABCDEFG</text:span> <text:span text:style-name="T20">→ <text:s/></text:span><text:span text:style-name="T171">ABCDEFG</text:span><text:span text:style-name="T19">.</text:span></text:p>
      <text:h text:style-name="Heading_20_2" text:outline-level="2"><text:span text:style-name="Source_20_Text">hlig</text:span> – Historic <text:span text:style-name="T190">L</text:span>igatures</text:h>
      <text:p text:style-name="P41"><text:span text:style-name="T24">Produces ligatures </text:span><text:span text:style-name="T31">for combinations</text:span><text:span text:style-name="T24"> that </text:span><text:span text:style-name="T31">sh</text:span><text:span text:style-name="T24">ould not </text:span><text:span text:style-name="T28">ordinarily</text:span><text:span text:style-name="T24"> </text:span><text:span text:style-name="T31">form ligatures</text:span><text:span text:style-name="T24"> in modern text, e.g. UE=</text:span><text:span text:style-name="T172">UE</text:span><text:span text:style-name="T24">, af=</text:span><text:span text:style-name="T172">af</text:span><text:span text:style-name="T24">, al=</text:span><text:span text:style-name="T172">al</text:span><text:span text:style-name="T24">, ey=</text:span><text:span text:style-name="T172">ey</text:span><text:span text:style-name="T24">, pp=</text:span><text:span text:style-name="T172">pp</text:span><text:span text:style-name="T24">. This </text:span><text:span text:style-name="T26">feature</text:span><text:span text:style-name="T24"> does not </text:span><text:span text:style-name="T27">produce those</text:span><text:span text:style-name="T24"> digraphs that have a phonetic value, e.g. æ, ꜳ, ꜵ. See the MUFI recommendation for this distinction.</text:span></text:p>
      <text:h text:style-name="Heading_20_2" text:outline-level="2"><text:span text:style-name="Source_20_Text">dlig</text:span> – <text:span text:style-name="T190">D</text:span>iscretionary <text:span text:style-name="T190">L</text:span>igatures</text:h>
      <text:p text:style-name="P41"><text:span text:style-name="T24">Produces lesser-used ligatures, especially </text:span><text:span text:style-name="T173">st, ct</text:span><text:span text:style-name="T24">, but also archaic ligatures like </text:span><text:span text:style-name="T174">oꝛ</text:span><text:span text:style-name="T173">, o{(ru)}</text:span><text:span text:style-name="T24"> and roman numbers, e.g. </text:span><text:span text:style-name="T173">ii, II, xi, XI</text:span><text:span text:style-name="T24">.</text:span></text:p>
      <text:p text:style-name="P10"/>
      <text:p text:style-name="P11">The features <text:span text:style-name="Source_20_Text"><text:span text:style-name="T188">calt</text:span></text:span> (Contextual Alternates), and <text:span text:style-name="Source_20_Text"><text:span text:style-name="T188">liga</text:span></text:span> (Standard Ligatures) should always be on, but in Microsoft Word they have to be explicitly enabled. <text:span text:style-name="T189">If they are on, the features </text:span><text:span text:style-name="Source_20_Text"><text:span text:style-name="T188">ccmp</text:span></text:span> (Glyph Composition/Decomposition) <text:span text:style-name="T189">and </text:span><text:span text:style-name="Source_20_Text"><text:span text:style-name="T189">rlig</text:span></text:span><text:span text:style-name="T189"> (Required Ligatures) will also be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1" svg:font-family="JuniusX:cv13=1" style:font-pitch="variable"/>
    <style:font-face style:name="JuniusX:cv13=2" svg:font-family="JuniusX:cv13=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2" svg:font-family="JuniusX:cv42:2" style:font-pitch="variable"/>
    <style:font-face style:name="JuniusX:cv42:3" svg:font-family="JuniusX:cv42:3"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dlig" svg:font-family="JuniusX:dlig" style:font-pitch="variable"/>
    <style:font-face style:name="JuniusX:hist" svg:font-family="JuniusX:hist" style:font-pitch="variable"/>
    <style:font-face style:name="JuniusX:hlig" svg:font-family="JuniusX:hlig"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s01" svg:font-family="JuniusX:ss0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0-18T12:44:55.644578459</dc:date>
    <meta:editing-duration>PT4H54M30S</meta:editing-duration>
    <meta:editing-cycles>64</meta:editing-cycles>
    <meta:generator>LibreOffice/7.0.1.2$MacOSX_X86_64 LibreOffice_project/7cbcfc562f6eb6708b5ff7d7397325de9e764452</meta:generator>
    <meta:document-statistic meta:table-count="0" meta:image-count="0" meta:object-count="0" meta:page-count="8" meta:paragraph-count="164" meta:word-count="1277" meta:character-count="7782" meta:non-whitespace-character-count="6600"/>
  </office:meta>
</office:document-meta>
</file>